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Regular" svg:font-family="Wingdings-Regular"/>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18pt" fo:font-weight="bold" style:font-name-asian="Helvetica" style:font-size-asian="18pt" style:font-weight-asian="bold" style:font-name-complex="Helvetica" style:font-size-complex="18pt" style:font-weight-complex="bold"/>
    </style:style>
    <style:style style:name="P2"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9pt" fo:font-weight="bold" style:font-name-asian="Helvetica" style:font-size-asian="9pt" style:font-weight-asian="bold" style:font-name-complex="Helvetica" style:font-size-complex="9pt" style:font-weight-complex="bold"/>
    </style:style>
    <style:style style:name="P3"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9pt" fo:font-style="normal" fo:font-weight="bold" style:font-name-asian="Helvetica" style:font-size-asian="9pt" style:font-style-asian="normal" style:font-weight-asian="bold" style:font-name-complex="Helvetica" style:font-size-complex="9pt" style:font-style-complex="normal" style:font-weight-complex="bold"/>
    </style:style>
    <style:style style:name="P4"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9pt" fo:font-style="italic" fo:font-weight="normal" style:font-name-asian="Helvetica" style:font-size-asian="9pt" style:font-style-asian="italic" style:font-weight-asian="normal" style:font-name-complex="Helvetica" style:font-size-complex="9pt" style:font-style-complex="italic" style:font-weight-complex="normal"/>
    </style:style>
    <style:style style:name="P5"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9.5pt" fo:font-style="italic" fo:font-weight="normal" style:font-name-asian="Helvetica" style:font-size-asian="9.5pt" style:font-style-asian="italic" style:font-weight-asian="normal" style:font-name-complex="Helvetica" style:font-size-complex="9.5pt" style:font-style-complex="italic" style:font-weight-complex="normal"/>
    </style:style>
    <style:style style:name="P6"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NewRomanPSMT" fo:font-size="9.5pt" fo:font-weight="normal" style:font-name-asian="TimesNewRomanPSMT" style:font-size-asian="9.5pt" style:font-weight-asian="normal" style:font-name-complex="TimesNewRomanPSMT" style:font-size-complex="9.5pt" style:font-weight-complex="normal"/>
    </style:style>
    <style:style style:name="P7"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NewRomanPSMT" fo:font-size="9.5pt" fo:font-style="normal" fo:font-weight="normal" style:font-name-asian="TimesNewRomanPSMT" style:font-size-asian="9.5pt" style:font-style-asian="normal" style:font-weight-asian="normal" style:font-name-complex="TimesNewRomanPSMT" style:font-size-complex="9.5pt" style:font-style-complex="normal" style:font-weight-complex="normal"/>
    </style:style>
    <style:style style:name="P8"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NewRomanPSMT" fo:font-size="8pt" fo:font-weight="normal" style:font-name-asian="TimesNewRomanPSMT" style:font-size-asian="8pt" style:font-weight-asian="normal" style:font-name-complex="TimesNewRomanPSMT" style:font-size-complex="8pt" style:font-weight-complex="normal"/>
    </style:style>
    <style:style style:name="P9"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NewRomanPSMT" fo:font-size="8pt" fo:font-style="normal" fo:font-weight="normal" style:font-name-asian="TimesNewRomanPSMT" style:font-size-asian="8pt" style:font-style-asian="normal" style:font-weight-asian="normal" style:font-name-complex="TimesNewRomanPSMT" style:font-size-complex="8pt" style:font-style-complex="normal" style:font-weight-complex="normal"/>
    </style:style>
    <style:style style:name="P10"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NewRomanPSMT" fo:font-size="7pt" fo:font-style="normal" fo:font-weight="normal" style:font-name-asian="TimesNewRomanPSMT" style:font-size-asian="7pt" style:font-style-asian="normal" style:font-weight-asian="normal" style:font-name-complex="TimesNewRomanPSMT" style:font-size-complex="7pt" style:font-style-complex="normal" style:font-weight-complex="normal"/>
    </style:style>
    <style:style style:name="P11"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MT" fo:font-size="9pt" fo:font-weight="bold" style:font-name-asian="ArialMT" style:font-size-asian="9pt" style:font-weight-asian="bold" style:font-name-complex="ArialMT" style:font-size-complex="9pt" style:font-weight-complex="bold"/>
    </style:style>
    <style:style style:name="P12"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MT" fo:font-size="9pt" fo:font-style="normal" fo:font-weight="bold" style:font-name-asian="ArialMT" style:font-size-asian="9pt" style:font-style-asian="normal" style:font-weight-asian="bold" style:font-name-complex="ArialMT" style:font-size-complex="9pt" style:font-style-complex="normal" style:font-weight-complex="bold"/>
    </style:style>
    <style:style style:name="P13" style:family="paragraph" style:parent-style-name="Standard"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style:font-name="Helvetica" fo:font-size="12pt" fo:font-weight="bold" style:font-name-asian="Helvetica" style:font-size-asian="12pt" style:font-weight-asian="bold" style:font-name-complex="Helvetica" style:font-size-complex="12pt" style:font-weight-complex="bold"/>
    </style:style>
    <style:style style:name="T2" style:family="text">
      <style:text-properties fo:color="#000000" style:font-name="Helvetica" fo:font-size="8pt" fo:font-weight="bold" style:font-name-asian="Helvetica" style:font-size-asian="8pt" style:font-weight-asian="bold" style:font-name-complex="Helvetica" style:font-size-complex="8pt" style:font-weight-complex="bold"/>
    </style:style>
    <style:style style:name="T3" style:family="text">
      <style:text-properties fo:color="#000000" style:font-name="Helvetica" fo:font-size="9.5pt" fo:font-style="italic" fo:font-weight="normal" style:font-name-asian="Helvetica" style:font-size-asian="9.5pt" style:font-style-asian="italic" style:font-weight-asian="normal" style:font-name-complex="Helvetica" style:font-size-complex="9.5pt" style:font-style-complex="italic" style:font-weight-complex="normal"/>
    </style:style>
    <style:style style:name="T4" style:family="text">
      <style:text-properties fo:color="#000000" style:font-name="Helvetica" fo:font-size="9.5pt" fo:font-style="normal" fo:font-weight="normal" style:font-name-asian="Helvetica" style:font-size-asian="9.5pt" style:font-style-asian="normal" style:font-weight-asian="normal" style:font-name-complex="Helvetica" style:font-size-complex="9.5pt" style:font-style-complex="normal" style:font-weight-complex="normal"/>
    </style:style>
    <style:style style:name="T5" style:family="text">
      <style:text-properties fo:color="#000000" style:font-name="Helvetica" fo:font-size="9pt" fo:font-style="normal" fo:font-weight="bold" style:font-name-asian="Helvetica" style:font-size-asian="9pt" style:font-style-asian="normal" style:font-weight-asian="bold" style:font-name-complex="Helvetica" style:font-size-complex="9pt" style:font-style-complex="normal" style:font-weight-complex="bold"/>
    </style:style>
    <style:style style:name="T6" style:family="text">
      <style:text-properties fo:color="#000000" style:font-name="Helvetica" fo:font-size="7pt" fo:font-style="italic" fo:font-weight="normal" style:font-name-asian="Helvetica" style:font-size-asian="7pt" style:font-style-asian="italic" style:font-weight-asian="normal" style:font-name-complex="Helvetica" style:font-size-complex="7pt" style:font-style-complex="italic" style:font-weight-complex="normal"/>
    </style:style>
    <style:style style:name="T7" style:family="text">
      <style:text-properties fo:color="#000000" style:font-name="TimesNewRomanPSMT" fo:font-size="8pt" fo:font-weight="normal" style:font-name-asian="TimesNewRomanPSMT" style:font-size-asian="8pt" style:font-weight-asian="normal" style:font-name-complex="TimesNewRomanPSMT" style:font-size-complex="8pt" style:font-weight-complex="normal"/>
    </style:style>
    <style:style style:name="T8" style:family="text">
      <style:text-properties fo:color="#000000" style:font-name="TimesNewRomanPSMT" fo:font-size="8pt" fo:font-style="italic" fo:font-weight="normal" style:font-name-asian="TimesNewRomanPSMT" style:font-size-asian="8pt" style:font-style-asian="italic" style:font-weight-asian="normal" style:font-name-complex="TimesNewRomanPSMT" style:font-size-complex="8pt" style:font-style-complex="italic" style:font-weight-complex="normal"/>
    </style:style>
    <style:style style:name="T9" style:family="text">
      <style:text-properties fo:color="#000000" style:font-name="TimesNewRomanPSMT" fo:font-size="8pt" fo:font-style="normal" fo:font-weight="normal" style:font-name-asian="TimesNewRomanPSMT" style:font-size-asian="8pt" style:font-style-asian="normal" style:font-weight-asian="normal" style:font-name-complex="TimesNewRomanPSMT" style:font-size-complex="8pt" style:font-style-complex="normal" style:font-weight-complex="normal"/>
    </style:style>
    <style:style style:name="T10"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fo:color="#000000" style:font-name="TimesNewRomanPSMT" fo:font-size="9.5pt" fo:font-weight="normal" style:font-name-asian="TimesNewRomanPSMT" style:font-size-asian="9.5pt" style:font-weight-asian="normal" style:font-name-complex="TimesNewRomanPSMT" style:font-size-complex="9.5pt" style:font-weight-complex="normal"/>
    </style:style>
    <style:style style:name="T12" style:family="text">
      <style:text-properties fo:color="#000000" style:font-name="TimesNewRomanPSMT" fo:font-size="9.5pt" fo:font-style="normal" fo:font-weight="normal" style:font-name-asian="TimesNewRomanPSMT" style:font-size-asian="9.5pt" style:font-style-asian="normal" style:font-weight-asian="normal" style:font-name-complex="TimesNewRomanPSMT" style:font-size-complex="9.5pt" style:font-style-complex="normal" style:font-weight-complex="normal"/>
    </style:style>
    <style:style style:name="T13" style:family="text">
      <style:text-properties fo:color="#000000" style:font-name="TimesNewRomanPSMT" fo:font-size="9.5pt" fo:font-style="italic" fo:font-weight="normal" style:font-name-asian="TimesNewRomanPSMT" style:font-size-asian="9.5pt" style:font-style-asian="italic" style:font-weight-asian="normal" style:font-name-complex="TimesNewRomanPSMT" style:font-size-complex="9.5pt" style:font-style-complex="italic" style:font-weight-complex="normal"/>
    </style:style>
    <style:style style:name="T14" style:family="text">
      <style:text-properties fo:color="#000000" style:font-name="TimesNewRomanPSMT" fo:font-size="7pt" fo:font-style="normal" fo:font-weight="normal" style:font-name-asian="TimesNewRomanPSMT" style:font-size-asian="7pt" style:font-style-asian="normal" style:font-weight-asian="normal" style:font-name-complex="TimesNewRomanPSMT" style:font-size-complex="7pt" style:font-style-complex="normal" style:font-weight-complex="normal"/>
    </style:style>
    <style:style style:name="T15" style:family="text">
      <style:text-properties fo:color="#000000" style:font-name="ArialMT" fo:font-size="9pt" fo:font-style="normal" fo:font-weight="bold" style:font-name-asian="ArialMT" style:font-size-asian="9pt" style:font-style-asian="normal" style:font-weight-asian="bold" style:font-name-complex="ArialMT" style:font-size-complex="9pt" style:font-style-complex="normal" style:font-weight-complex="bold"/>
    </style:style>
    <style:style style:name="T16" style:family="text">
      <style:text-properties fo:color="#000000" style:font-name="Wingdings-Regular" fo:font-size="9.5pt" fo:font-style="normal" fo:font-weight="normal" style:font-name-asian="Wingdings-Regular" style:font-size-asian="9.5pt" style:font-style-asian="normal" style:font-weight-asian="normal" style:font-name-complex="Wingdings-Regular" style:font-size-complex="9.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 pour la conception de systèmes complexes résilients</text:p>
      <text:p text:style-name="P13"><text:span text:style-name="T1">Christophe Kolski </text:span><text:span text:style-name="T2">(2)<text:tab/></text:span><text:span text:style-name="T1">Frédéric Vanderhaegen </text:span><text:span text:style-name="T2">(2)</text:span></text:p>
      <text:p text:style-name="P13"><text:span text:style-name="T1">Jean-René Ruault </text:span><text:span text:style-name="T2">(1, 2)</text:span></text:p>
      <text:p text:style-name="P13"><text:span text:style-name="T7">(1) </text:span><text:span text:style-name="T10">DGA 7-9 rue des Mathurins 92 221 Bagneux cedex </text:span><text:span text:style-name="T11">jean-rene.ruault@dga.defense.gouv.fr</text:span></text:p>
      <text:p text:style-name="P2">ABSTRACT</text:p>
      <text:p text:style-name="P6">The sociotechnical systems are resilient when they have the capacity to face unforeseen situations without precedent, for which safety was not specified. Their four functions are: to avoid the accident, to resist vis-à-vis an accident, to adapt, to restore a viable and stable situation after an accident. We propose to adopt and adapt the concept of persona to formulate the functional and non-functional characteristics of operators of complex systems. This application enables us to identify design solutions for the functions “to avoid” and “to adapt” resilience, and to outline impacts on system architecture and system HCI.</text:p>
      <text:p text:style-name="P2">Author Keywords</text:p>
      <text:p text:style-name="P6">Interaction homme-machine, ingénierie système, résilience</text:p>
      <text:p text:style-name="P2">ACM Classification Keywords</text:p>
      <text:p text:style-name="P6">H.1.2 User/Machine Systems: Human factors, H5.m. Information interfaces and presentation (e.g., HCI): Miscellaneous, J7 Command and control,</text:p>
      <text:p text:style-name="P2">General Terms</text:p>
      <text:p text:style-name="P6">Design, Human factors</text:p>
      <text:p text:style-name="P2">INTRODUCTION</text:p>
      <text:p text:style-name="P6">L’adoption et l’adaptation de la notion de persona nous permet de formuler des caractéristiques fonctionnelles et non fonctionnelles des opérateurs des systèmes complexes résilients, c’est-à-dire capables de faire face à des situations imprévues, sans précédent, de traiter les situations hors du périmètre de sécurité spécifié. Après l’état de l’art présentant la résilience et le persona, nous proposons une démarche basée sur le persona pour l’élaboration de profils de comportements humains adaptés aux systèmes complexes résilients. Nous poursuivons en appliquant cette démarche sur l’étude de cas d’un accident de train pour proposer des solutions de conception d’IHM contribuant à la résilience des systèmes.</text:p>
      <text:p text:style-name="P13"><text:span text:style-name="T7">(2) </text:span><text:span text:style-name="T10">Univ Lille Nord de France, F-59000 Lille UVHC, LAMIH, F-59313 Valenciennes CNRS, UMR 8201, F-59313 Valenciennes </text:span><text:span text:style-name="T11">{prenom.nom}@univ-valenciennes.fr</text:span></text:p>
      <text:p text:style-name="P11">ETAT DE L’ART</text:p>
      <text:p text:style-name="P6">Nos travaux s’inscrivent dans ceux menés actuellement sur la résilience des systèmes sociotechniques et dans le domaine des IHM [1], [7]. Après avoir fait un rappel sur la notion de résilience et des concepts qui sont liés, nous poursuivons l’état de l’art en développant la notion de persona, son utilisation dans la conception et l’évaluation de systèmes.</text:p>
      <text:p text:style-name="P2">Notion de résilience</text:p>
      <text:p text:style-name="P6">L’ingénierie système traite de systèmes artificiels conçus par les êtres humains. Ces systèmes sont des combinaisons d’éléments visant un ou plusieurs buts définis [12]. Un système sociotechnique comprend une partie technique, relevant de l’ingénierie système, et une partie humaine et organisationnelle relevant des sciences humaines et sociales. La résilience concerne la capacité d’un système sociotechnique à s’ajuster face à des événements perturbateurs, à s’y adapter face à des situations sans précédent. La résilience comprend aussi la détection de l’atteinte des limites des capacités d’adaptation. Elle concerne donc ce qui ne peut pas être anticipé [17].</text:p>
      <text:p text:style-name="P6">Hollnagel [7], caractérise onze facteurs de contexte pouvant avoir des effets positifs ou négatifs sur les performances, et, à ce titre, contribuent à la variabilité de ces performances. La qualité des interfaces homme-machine ainsi que l’accessibilité et la disponibilité des méthodes et des procédures font partie de ces onze facteurs de contexte.</text:p>
      <text:p text:style-name="P6">Amalberti [17] montre que les systèmes évoluent et migrent en silence, en s’éloignant de leur zone de sécurité. Dans cette logique, il arrive souvent que les dispositifs de sécurité intégrés au système soient retirés ou désactivés par les opérateurs pour répondre aux exigences de maintien, voire d’accroissement des performances du système [18], [21]. L’analyse que font les opérateurs en termes de bénéfice, de coût et de déficit que génère ce retrait des barrières, subit des biais cognitifs, avec une surestimation des gains et une sous-estimation des risques [18], [21]. Face à des contraintes externes ou à des exigences croissantes de performance, les systèmes sociotechniques compensent pour maintenir leur capacité opérationnelle. Ce mécanisme de compensation réduit leur marge de sécurité et augmente leur vulnérabilité par rapport à des situations accidentelles qui génèrent alors des phénomènes de décompensation [17].</text:p>
      <text:p text:style-name="P8">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or republish, to post on servers or to redistribute to lists, requires prior specific permission and/or a fee.</text:p>
      <text:p text:style-name="P13"><text:span text:style-name="T8">Ergo’IHM 2012, </text:span><text:span text:style-name="T9">October 16–19, 2012, Biarritz, France. Copyright 2012 ACM ISBN en cours d'attribution.</text:span></text:p>
      <text:p text:style-name="P13"><text:span text:style-name="T9">20</text:span><text:span text:style-name="T12">Galara [5] soulève les mêmes préoccupations dans le domaine de la conduite d’installations nucléaires. De mauvais choix en conception peuvent conduire les opérateurs à « percevoir et interpréter de façon erronée la situation de l’installation, être en surcharge cognitive face à une situation non vécue et faire de mauvais compromis entre sûreté et performances». Galara montre que l’acceptabilité de l’erreur humaine « consisterait à surveiller que le système technique évolue dans des conditions explicites de fonctionnement normal, à surveiller les excursions de fonctionnement du système technique qui se rapprochent des exigences explicites de conception et réglementaires à satisfaire, à alerter les opérateurs de ces excursions et à proposer des stratégies de conduite pour revenir au fonctionnement nominal» pour éviter les accidents. Ces différentes situations amènent à dépasser la démarche traditionnelle de sûreté de fonctionnement menée </text:span><text:span text:style-name="T3">a priori</text:span><text:span text:style-name="T12">, sur des probabilités de risques, des conséquences et des dispositifs de sécurité (dont les barrières) pour empêcher les accidents.</text:span></text:p>
      <text:p text:style-name="P7">Dans la mesure où toutes les situations ne peuvent pas être envisagées, que les opérateurs peuvent être face à des situations sans précédent, imprévisibles, que les dispositifs de sécurité sont inopérants face à ces situations, les opérateurs doivent pouvoir naviguer à vue et disposer des moyens pour faire face à l’adversité [11]. Les quatre fonctions de la résilience sont respectivement [11] : 1) éviter l’accident, qui repose sur la capacité d’anticipation ; 2) résister face à l’accident, qui se traduit <text:soft-page-break/>par une capacité d’absorption et de réduction des dommages ; 3) s’adapter, qui se traduit par la capacité à évoluer face à des situations non envisagées et à se reconfigurer en conséquence ; 4) restaurer, qui consiste à recouvrer un état opérationnel stable, au minimum dans une position de survie, voire avec des capacités et des performances opérationnelles réduites.</text:p>
      <text:p text:style-name="P7">Dans cet article, nous approfondissons les fonctions « éviter » et « s’adapter » et leurs impacts sur les IHM.</text:p>
      <text:p text:style-name="P7">La fonction « éviter » consiste à donner aux opérateurs les informations concernant la situation opérationnelle dans laquelle est le système ainsi que l’état du système, afin qu’ils puissent manœuvrer et éviter l’accident. Cette fonction se décompose en [18]: 1) obtenir une représentation<text:tab/>de<text:tab/>l’environnement ;<text:tab/>2)<text:tab/>obtenir<text:tab/>une représentation de la dynamique du système ; 3) identifier les états de l’environnement qui n’ont pas été envisagés ; 3) évaluer les tendances instantanées et les dérives ; 4) évaluer la distance, voire la proximité, du système par rapport aux zones de danger.</text:p>
      <text:p text:style-name="P7">La<text:tab/>fonction<text:tab/>« s’adapter »<text:tab/>se<text:tab/>décompose<text:tab/>ainsi<text:tab/>[18] :<text:tab/>1) permettre aux opérateurs de faire évoluer les procédures pour prendre en compte les évolutions de l’environnement ; 2) analyser les évolutions des procédures dans une logique de retour d’expérience pour généraliser les bonnes pratiques, de façon synchrone (toutes les équipes qui opèrent le système à un moment donné), et de façon</text:p>
      <text:p text:style-name="P7">asynchrone (les générations qui opèrent successivement le système): 3) concevoir une architecture de système supportant les futures évolutions.</text:p>
      <text:p text:style-name="P7">Ces fonctions ont des impacts sur l’ingénierie et l’architecture du système sociotechnique, à savoir [18] : 1) mise en œuvre de la conception centrée sur l’opérateur humain au sein de l’ingénierie système, en termes d’expérience utilisateur et de processus d’appropriation ; 2) prise en compte du retour d’expérience des opérateurs et de leur apprentissage, d’une part dans les évolutions du système, d’autre part dans la conception de nouveaux systèmes; 3) conception d’IHM basées sur le modèle conceptuel des opérateurs et reflétant les états réels du système et de son environnement, ainsi que les écarts entre ces états et les états de référence tels que spécifiés ; 4) nécessité d’architecture du système offrant des moyens « d’introspection »<text:tab/>afin<text:tab/>de<text:tab/>montrer<text:tab/>aux<text:tab/>opérateurs<text:tab/>ces différents états.</text:p>
      <text:p text:style-name="P13"><text:span text:style-name="T12">Les éléments clés de la résilience résident dans la qualité des IHM et leur capacité à donner aux opérateurs les moyens de comprendre la situation et l’état du système réel par rapport à la situation et à l’état de référence, pour détecter les migrations et les compensations qui ont lieu et pour permettre une navigation à vue. Pour cela, il est nécessaire de recueillir l’état réel du système et celui de son environnement, et de les comparer avec leurs états de référence. Ce sont ces points, qui doivent être mis en avant </text:span><text:span text:style-name="T3">via </text:span><text:span text:style-name="T12">des persona, que nous développons dans cet article.</text:span></text:p>
      <text:p text:style-name="P13"><text:span text:style-name="T5">Notion de persona et son utilisation dans la conception/évaluation des systèmes </text:span><text:span text:style-name="T12">La plus grande partie des nombreux travaux consacrés aux IHM se caractérisaient, soit par la prise en compte et la modélisation d’un utilisateur moyen, désincarné et purement fonctionnel dans la perspective de conception de produits de masse, soit par la prise en compte d’un utilisateur ou d’un groupe d’utilisateurs particulier, singulier, dans la perspective de conception d’un produit adapté, sur-mesure.</text:span></text:p>
      <text:p text:style-name="P7">Ces démarches [3], [4], [10] se caractérisent par : 1) l’absence de prise en compte des dimensions sociales et émotionnelles qui ont des impacts sur les activités des opérateurs, sur les performances et sur la sécurité ; 2) l’absence de prise en compte des aspects intimes des opérateurs qui ont des impacts sur leurs activités, tant les intrusions de la vie privée dans la vie professionnelle que les aspects identitaires.</text:p>
      <text:p text:style-name="P7">Cette situation génère des difficultés. En effet, les concepts, méthodes et outils sont inappropriés pour rendre compte des éléments contribuant à des accidents.</text:p>
      <text:p text:style-name="P7">D’une part, les tentatives d’articuler les deux perspectives, d’introduire des caractéristiques plus fines dans la notion générique d’utilisateur ainsi que la prise en compte des concepts du marketing pour caractériser les utilisateurs, et,</text:p>
      <text:p text:style-name="P9">21</text:p>
      <text:p text:style-name="P7">d’autre part, le développement de la notion d’expérience utilisateur ont contribué à la définition d’un concept et d’une méthode permettant de résoudre ces difficultés. Ce concept et cette méthode sont ceux de persona.</text:p>
      <text:p text:style-name="P7">Le terme de persona vient du Grec ancien et désigne le masque des acteurs de théâtre. Ce concept et cette méthode ont d’abord été utilisés dans le domaine du marketing et sont maintenant mis en œuvre pour la conception des IHM, avec pour objectif d’incarner les futurs utilisateurs du système, de comprendre l’ensemble des points dimensionnant et structurant à prendre en compte dans la conception des IHM et de stimuler les idées des concepteurs [2].</text:p>
      <text:p text:style-name="P7">Le persona n’est pas la représentation d’une personne réelle mais<text:tab/>une<text:tab/>abstraction<text:tab/>simplifiée<text:tab/>d’un<text:tab/>utilisateur archétypique, fictif, imaginaire, du futur système. Il s’agit de l’archétype d’une classe d’utilisateurs. Dans la mesure où plusieurs classes d’utilisateurs ont des liens, à un titre ou à un autre, avec le système, il y a autant de personas différents qu’il y a de classes d’utilisateurs. Le persona synthétise les traits dimensionnant et structurant des objectifs, des comportements et des caractéristiques des utilisateurs, en complément et en profitant des méthodes de l’ergonomie ou de l’IHM et des formalismes existant. Il ne s’agit donc pas de faire un portrait systématique de la classe des utilisateurs, mais de mettre en évidence, en relief, ces traits structurants, et ceci à destination des concepteurs.</text:p>
      <text:p text:style-name="P7">Le choix des méthodes de recueil à mettre en œuvre, des informations à récolter, de l’organisation de ces informations dépend des objectifs, des missions et des contraintes du système à faire. Le persona est tout à fait cohérent avec les principes de conception centrée sur l’opérateur humain et les critères de choix des méthodes à mettre en œuvre. Dans ce contexte, le persona est élaboré à partir de données d’enquêtes, d’entretiens, d’observations, d’analyse de l’activité et d’analyse des traces. Dans le domaine des systèmes critiques, il peut être complété par les résultats de rapports d’enquêtes techniques faisant suite à des accidents. Enfin, le persona peut être enrichi de données prospectives, en particulier lorsque le système est nouveau et/ou présente une longue durée de vie, ce qui fait que les futurs utilisateurs peuvent être différents des utilisateurs actuels. Par rapport aux modèles des utilisateurs connus jusqu’à maintenant, le persona est plus riche et comprend des informations sur les comportements, sur les attitudes, et s’ouvre aux informations, entre autres d’ordre psychosociales ;<text:tab/>par<text:tab/>exemple<text:tab/>la<text:tab/>dissonance<text:tab/>cognitive, l’indépendance à l’égard du champ, la confiance envers autrui. C’est ce que nous allons détailler ci-dessous.</text:p>
      <text:p text:style-name="P7">L’expression d’un persona peut être formulée sous forme tabulaire, comprendre une photographie ou tout autre éléments <text:soft-page-break/>incarnant l’utilisateur. Elle peut être formulée sous une forme narrative, propice à être intégrée dans un scénario. Enfin, comme le suggèrent Idoughi et al. [8], [9], elle peut s’appuyer sur les méthodes et outils du génie</text:p>
      <text:p text:style-name="P7">logiciel, dont le diagramme des cas d’utilisation enrichi des caractéristiques de la notion d’acteur [16].</text:p>
      <text:p text:style-name="P7">Les différentes caractéristiques qui peuvent être intégrées dans un persona selon [2], principalement, ainsi que [8], [9], [15], [19] sont les suivantes :</text:p>
      <text:p text:style-name="P13"><text:span text:style-name="T4"> </text:span><text:span text:style-name="T12">Données personnelles / identité : photographie, nom, prénom, date de naissance, lieu de naissance, nationalité, adresse postale, adresse électronique.</text:span></text:p>
      <text:p text:style-name="P13"><text:span text:style-name="T4"> </text:span><text:span text:style-name="T12">Données<text:tab/>physiologiques :<text:tab/>sexe,<text:tab/>âge,<text:tab/>poids,<text:tab/>handicap physique.</text:span></text:p>
      <text:p text:style-name="P13"><text:span text:style-name="T4"> </text:span><text:span text:style-name="T12">Personnalité : type de personnalité, sexualité, objectifs personnels, amertume, croyances, attitudes, loisirs pratiqués.</text:span></text:p>
      <text:p text:style-name="P13"><text:span text:style-name="T4"> </text:span><text:span text:style-name="T12">Socialité :<text:tab/>besoin<text:tab/>de<text:tab/>leadership,<text:tab/>ambition<text:tab/>sociale, appartenance à des réseaux sociaux, influence sociale.</text:span></text:p>
      <text:p text:style-name="P13"><text:span text:style-name="T4"> </text:span><text:span text:style-name="T12">Données<text:tab/>économiques<text:tab/>et<text:tab/>financières :<text:tab/>statut professionnel, classe sociale, revenus, propriétaire /locataire de son logement.</text:span></text:p>
      <text:p text:style-name="P13"><text:span text:style-name="T4"> </text:span><text:span text:style-name="T12">Mode de vie : type d’habitat, mode de vie urbain ou rural.</text:span></text:p>
      <text:p text:style-name="P13"><text:span text:style-name="T4"> </text:span><text:span text:style-name="T12">Formation, compétences, habiletés : formation initiale, formation professionnelle, compétences professionnelles, compétences linguistiques.</text:span></text:p>
      <text:p text:style-name="P13"><text:span text:style-name="T4"> </text:span><text:span text:style-name="T12">Contexte<text:tab/>de<text:tab/>l’activité :<text:tab/>activité<text:tab/>professionnelle/ domestique, contraintes de sécurité/réglementaires, fréquence d’usage, niveau de difficulté de l’activité, disponibilité d’aide et de documentation, niveau d’activité (novice/confirmé/expert).</text:span></text:p>
      <text:p text:style-name="P7">Cette première analyse nous permet de montrer que les caractéristiques du persona embrassent un périmètre beaucoup plus large que les principales caractéristiques de l’utilisateur ou de l’opérateur dans les démarches d’ergonomie traditionnelles. Pour ceux qui seraient surpris qu’une caractéristique telle que la sexualité soit prise en compte, nous rappelons que, d’une part, le persona est une représentation fictive qui ne dénote aucune personne réelle, et que d’autre part, il doit rendre compte d’éléments influençant le comportement. À ce sujet, il est important de rappeler que des relations de séduction ont été identifiées ayant des influences sur les activités professionnelles [6].</text:p>
      <text:p text:style-name="P7">Après cet état de l’art consacré à la résilience des systèmes sociotechniques et au persona comme outil pour mieux prendre en compte les utilisateurs dans le processus de conception de systèmes, nous articulons ces deux notions pour adapter le persona à la conception de systèmes sociotechniques complexes dans une démarche visant à accroître leur capacité de résilience.</text:p>
      <text:p text:style-name="P9">22</text:p>
      <text:p text:style-name="P13"><text:span text:style-name="T15">DEMARCHE<text:tab/>D’ELABORATION COMPORTEMENTS<text:tab/>HUMAINS SYSTEMES COMPLEXES RESILIENTS BASEE SUR LE PERSONA </text:span><text:span text:style-name="T12">Après avoir présenté la méthode de persona dans la précédente partie, nous appliquons cette notion dans une</text:span></text:p>
      <text:p text:style-name="P3">DE<text:tab/>PROFILS<text:tab/>DE ADAPTES<text:tab/>AUX</text:p>
      <text:p text:style-name="P7">démarche d’élaboration de profils de comportements humains adaptés aux systèmes complexes résilients implique d’adapter cette notion aux enjeux de cette démarche. En effet, ainsi que nous l’avons vu, le persona a été principalement utilisé dans une logique de production de masse pour exprimer les besoins des consommateurs [2]. Il y a des caractéristiques de la notion de persona, pertinentes dans le contexte du marketing et de la production de masse, qui le sont moins dans le domaine des systèmes complexes. Il y a des caractéristiques pertinentes dans le domaine des systèmes complexes mais qui sont de peu d’intérêt dans le domaine du marketing. Nous chercherons donc à identifier les caractéristiques du persona, nécessaires et suffisantes en priorité, dans le contexte des systèmes complexes, que nous compléterons avec des caractéristiques moins prioritaires.</text:p>
      <text:p text:style-name="P7">identifiant les points qui ont contribué à l’accident ainsi que ceux mis en œuvre pour l’empêcher ou en réduire les effets [18]. Ce sont par exemple des migrations, l’absence de représentation partagée de la situation, tout aussi bien que des violations de procédure pour accroître la sécurité.</text:p>
      <text:p text:style-name="P7">Ici, il s’agit d’un accident de train qui a eu lieu à Chatsworth en Californie en 2008, entraînant la mort de 25 personnes [13]. Le conducteur du train de passagers n’avait pas vu le feu rouge. Il envoyait des SMS avec son téléphone portable. Durant son temps de travail, il avait envoyé 62 SMS. Cette seule perspective ne suffit pas à comprendre l’ensemble des facteurs de risque et la dynamique de l’accident. Le train roulait sur une voie unique, qui est le premier facteur de risque. Lorsque le train est passé alors que le feu était rouge, rien ni personne n’a pu avertir le conducteur, ce qui est un second facteur de risque. Il n’y avait pas, non plus, de dispositif permettant d’arrêter le train à distance, ce qui est un troisième facteur de risque. Enfin, le conducteur est seul dans sa cabine, pour un travail dont la durée journalière est longue et fractionnée et largement automatisé, ce qui réduit son niveau de vigilance.</text:p>
      <text:p text:style-name="P3">Violation des règles et mode de régulation</text:p>
      <text:p text:style-name="P7">Le conducteur du train échangeait des SMS, à la fois avec des collègues, mais aussi avec des personnes étrangères au service, en particulier avec des adolescents fans de train. Il a échangé une quarantaine de SMS par jour, durant le mois précédent l’accident. L’avant-veille de l’accident, il a échangé 125 SMS. Cette situation était connue et le conducteur avait eu deux avertissements oraux à ce sujet, en septembre 2006 et en août 2008 [13].</text:p>
      <text:p text:style-name="P7">Cette situation n’est pas spécifique à ce conducteur de train. Une enquête menée depuis 2005 a montré que sur 14 observations, 10 n’étaient pas conformes aux règles appliquées au sein de l’entreprise relatives à l’usage des téléphones portables et d’autres dispositifs de télécommunications [13] et 3 personnes avaient leur téléphone personnel allumé.</text:p>
      <text:p text:style-name="P7">Nous remarquons que les SMS envoyés et reçus par le conducteur du train juste avant l’accident concernaient l’accueil d’un adolescent enthousiaste dans la cabine de pilotage du conducteur pour conduire le train à partir de la station Moorpark [13]. Nous sommes là dans une situation de déviance puisque le règlement de la compagnie interdit aux personnes étrangères au service de pénétrer dans la cabine de conduite, renouvelant une situation qui avait eu lieu les 9 et 10 septembre 2008, c’est-à-dire quelques jours avant l’accident [13].</text:p>
      <text:p text:style-name="P3">Solitude, socialité et enthousiasme partagé</text:p>
      <text:p text:style-name="P7">L’activité du conducteur de train est routinière et il est seul dans sa cabine. Les nouveaux dispositifs de communication dont il dispose, à titre personnel, lui permettent de rompre cette solitude. L’accueil des adolescents en cabine rend compte, non pas d’un désintérêt de la part du conducteur du</text:p>
      <text:p text:style-name="P10"><text:soft-page-break/>Rapport d’enquête technique « accident de Chatsworth »</text:p>
      <text:p text:style-name="P10">État de l’art du persona</text:p>
      <text:p text:style-name="P3">Figure 1. Dynamique de l’adaptation du persona.</text:p>
      <text:p text:style-name="P10">Adaptation du persona à</text:p>
      <text:p text:style-name="P10">Rapport d’enquête<text:tab/>Rapport d’enquête</text:p>
      <text:p text:style-name="P13"><text:span text:style-name="T14">technique BEA TT </text:span><text:span text:style-name="T12">précisé en </text:span><text:span text:style-name="T14">«</text:span><text:span text:style-name="T12">fi</text:span><text:span text:style-name="T14">a</text:span><text:span text:style-name="T12">g</text:span><text:span text:style-name="T14">cc</text:span><text:span text:style-name="T12">u</text:span><text:span text:style-name="T14">id</text:span><text:span text:style-name="T12">r</text:span><text:span text:style-name="T14">ent </text:span><text:span text:style-name="T12">1</text:span><text:span text:style-name="T14">de</text:span><text:span text:style-name="T12">, </text:span><text:span text:style-name="T14">X</text:span><text:span text:style-name="T12">n</text:span><text:span text:style-name="T14">X</text:span><text:span text:style-name="T12">o</text:span><text:span text:style-name="T14">»</text:span><text:span text:style-name="T12">us n</text:span><text:span text:style-name="T14">«</text:span><text:span text:style-name="T12">o</text:span><text:span text:style-name="T14">a</text:span><text:span text:style-name="T12">u</text:span><text:span text:style-name="T14">c</text:span><text:span text:style-name="T12">s</text:span><text:span text:style-name="T14">cid</text:span><text:span text:style-name="T12">a</text:span><text:span text:style-name="T14">e</text:span><text:span text:style-name="T12">p</text:span><text:span text:style-name="T14">nt</text:span><text:span text:style-name="T12">p</text:span><text:span text:style-name="T14">d</text:span><text:span text:style-name="T12">u</text:span><text:span text:style-name="T14">e </text:span><text:span text:style-name="T12">y</text:span><text:span text:style-name="T14">Y</text:span><text:span text:style-name="T12">o</text:span><text:span text:style-name="T14">Y</text:span><text:span text:style-name="T12">n</text:span><text:span text:style-name="T14">»</text:span><text:span text:style-name="T12">s sur des rapports d’enquêtes techniques, suite à des accidents, mettant en évidence les comportements qui ont des effets sur les</text:span></text:p>
      <text:p text:style-name="P10">la résilience</text:p>
      <text:p text:style-name="P10">technique BEA TT</text:p>
      <text:p text:style-name="P7">Pour identifier ces caractéristiques pertinentes, comme</text:p>
      <text:p text:style-name="P13"><text:span text:style-name="T14">Person</text:span><text:span text:style-name="T12">ac</text:span><text:span text:style-name="T14">d</text:span><text:span text:style-name="T12">c</text:span><text:span text:style-name="T14">u</text:span><text:span text:style-name="T12">idents et s</text:span><text:span text:style-name="T14">A</text:span><text:span text:style-name="T12">u</text:span><text:span text:style-name="T14">d</text:span><text:span text:style-name="T12">r</text:span><text:span text:style-name="T14">ap</text:span><text:span text:style-name="T12">l</text:span><text:span text:style-name="T14">ta</text:span><text:span text:style-name="T12">’</text:span><text:span text:style-name="T14">t</text:span><text:span text:style-name="T12">a</text:span><text:span text:style-name="T14">io</text:span><text:span text:style-name="T12">n</text:span><text:span text:style-name="T14">n</text:span><text:span text:style-name="T12">alyse que nous en faisons en termes </text:span><text:span text:style-name="T14">conducteur<text:tab/>du persona à</text:span></text:p>
      <text:p text:style-name="P7">ergonomiques au regard de l’état de l’art sur la résilience</text:p>
      <text:p text:style-name="P13"><text:span text:style-name="T14">version 1<text:tab/>la résilience </text:span><text:span text:style-name="T12">des systèmes sociotechniques. Dans un premier temps,</text:span></text:p>
      <text:p text:style-name="P7">l’adaptation du persona effectuée dans cet article est basée</text:p>
      <text:p text:style-name="P13"><text:span text:style-name="T14">Persona du<text:tab/>Adaptation </text:span><text:span text:style-name="T12">sur l’état de l’art et sur l’analyse du rapport d’enquête de</text:span></text:p>
      <text:p text:style-name="P13"><text:span text:style-name="T14">conducteur<text:tab/>du persona à </text:span><text:span text:style-name="T12">l’accident de Chatsworth. Par la suite, nous poursuivrons</text:span></text:p>
      <text:p text:style-name="P10">version n<text:tab/>la résilience</text:p>
      <text:p text:style-name="P7">itérativement la démarche en nous appuyant sur d’autres</text:p>
      <text:p text:style-name="P7">rapports d’enquête, dont du Bureau d'Enquêtes sur les</text:p>
      <text:p text:style-name="P13"><text:span text:style-name="T6">Perspective de </text:span><text:span text:style-name="T12">Accidents d</text:span><text:span text:style-name="T6">r</text:span><text:span text:style-name="T12">e</text:span><text:span text:style-name="T6">c</text:span><text:span text:style-name="T12">T</text:span><text:span text:style-name="T6">he</text:span><text:span text:style-name="T12">ra</text:span><text:span text:style-name="T6">ch</text:span><text:span text:style-name="T12">n</text:span><text:span text:style-name="T6">e</text:span><text:span text:style-name="T12">sport Terrestre (BEA TT) pour adapter le</text:span></text:p>
      <text:p text:style-name="P10">Persona du</text:p>
      <text:p text:style-name="P13"><text:span text:style-name="T14">conducteur </text:span><text:span text:style-name="T12">persona à la résilience. Cette</text:span><text:span text:style-name="T14">con</text:span><text:span text:style-name="T12">a</text:span><text:span text:style-name="T14">so</text:span><text:span text:style-name="T12">d</text:span><text:span text:style-name="T14">li</text:span><text:span text:style-name="T12">a</text:span><text:span text:style-name="T14">d</text:span><text:span text:style-name="T12">p</text:span><text:span text:style-name="T14">é</text:span><text:span text:style-name="T12">tation est menée en</text:span></text:p>
      <text:p text:style-name="P9">23</text:p>
      <text:p text:style-name="P7">train à l’égard de son travail, mais bien au contraire de son enthousiasme et de sa volonté de partager cet enthousiasme avec d’autres personnes pour rompre la solitude qui est la sienne dans la cabine. Nous retrouvons là l’analyse de Broadbent sur l’implication au travail [3], ainsi que son analyse sur l’introduction des préoccupations privées dans le cadre des activités professionnelles. Mais nous sommes aussi aux confins des émotions (enthousiasme, ennui) dans le contexte des activités professionnelles que nous approfondissons ci-dessous [4].</text:p>
      <text:p text:style-name="P3">Émotions et sentiments</text:p>
      <text:p text:style-name="P7">Cahour et Lancry [4] mettent en évidence le rôle des émotions (peur, joie, colère, tristesse, dégoût, honte ou surprise, ...) dans les activités des opérateurs, tant en termes de perception, de mémorisation, de raisonnement, de jugement, de prise de décision, de créativité, entre autres. Cela peut affecter la relation aux autres et donc les capacités de collaboration et de travail en équipe. La perte de contrôle d’une partie de l’activité peut générer des sentiments de frustration et d’énervement, mais aussi une perte de contrôle cognitif, une surcharge attentionnelle produisant du stress. Cette situation est accentuée dans le cas des activités à risque où «le sentiment de confiance/méfiance lié à la fiabilité et la prédictibilité des systèmes techniques » est exacerbé [4]. Dans le contexte de l’accident de train, le sentiment qui apparaît le plus présent est l’ennui du conducteur de train, seul dans sa cabine de conduite, dans une activité qu’il effectue machinalement.</text:p>
      <text:p text:style-name="P3">Confiance</text:p>
      <text:p text:style-name="P7">Karsenty [10] montre que la confiance est la clef de voûte du travail en équipe. Si la confiance aveugle est un important facteur de risque, il en est de même de l’absence de confiance. En effet, «la méfiance génèrerait de l’incertitude et freinerait la décision et l’action » [10]. Par effet de cascade, l’équipe perd sa conscience partagée de la situation et est donc moins à même de détecter une situation pré-accidentelle et d’y faire face. La confiance est construite à partir de plusieurs ingrédients, dont les relations affinitaires entre interlocuteurs, des cultures métiers proches ou similaires, l’existence de référentiels partagés, l’acculturation et la socialisation. Comme il l’indique, la confiance aveugle et la sur-confiance sont des éléments de risque au même titre que la méfiance. Les activités routinières peuvent générer une sur-confiance et, dans une logique inductiviste, un syndrome de la dinde de Russel [14], c’est-à-dire inférer l’avenir en fonction de ce qui s’est passé. Enfin, la confiance de l’inspecteur de la sécurité dans une déclaration sur parole du conducteur de train a manifestement été insuffisante [13] et renvoie là aux interactions entre confiance et mode de régulation. La mise en place, après l’accident, d’un caméra dans la cabine pour surveiller le conducteur, justifiée par l’incapacité de contrôler sur le vif un conducteur en train d’utiliser un téléphone, fait montre de méfiance, voire de défiance, sans traiter le fond du sujet [13]. Cette situation ne peut</text:p>
      <text:p text:style-name="P7">concourir à la construction d’une confiance mutuelle entre les différents acteurs du système sociotechnique.</text:p>
      <text:p text:style-name="P3">Routines, fatigue, charge de travail et vigilance</text:p>
      <text:p text:style-name="P7">Le conducteur de train avait pris son poste à 6h du matin, conduit un train en matinée, puis avait pris une pose de 2h durant laquelle il a dormi, avant de rendre son travail l’après-midi [13]. Sa durée de travail quotidienne était en moyenne de 10h37 [13]. Il conduisait souvent des trains sur cette section. Il avait le même service les quatre précédents jours avant l’accident, générant une activité routinière, automatisée, propre à réduire l’attention [13]. En revanche, la structure du réseau ferroviaire, en grande partie à voie unique entre les stations Montalvo et Van Nuys [13], génère des risques élevés d’accident. Le tronçon où eut lieu l’accident disposait d’une seule barrière de type feu rouge laquelle ne nécessite pas un acquittement ou un geste volontaire de violation. Le conducteur doit faire preuve d’une attention soutenue pour éviter les accidents.</text:p>
      <text:p text:style-name="P7">Broadbent [3] montre que l’usage du téléphone portable sert à rester vigilant et en alerte [3]. L’interdiction instaurée par la société Metrolink d’utiliser les téléphones portables ne traite pas le fond du problème. Si nous voulions aller plus loin dans l’analyse, ce qui sort du périmètre de cet article, en croisant cette analyse avec celle d’Hollnagel détaillée ci- dessus [7], nous pourrions regarder combien d’accidents de train ont été évités par l’utilisation de leur téléphone portable par les conducteurs pour maintenir leur vigilance.</text:p>
      <text:p text:style-name="P3">Extension de la notion de persona</text:p>
      <text:p text:style-name="P7">Au regard de l’analyse à laquelle nous venons de procéder, nous proposons de sélectionner et d’adapter les caractéristiques du persona appropriées aux systèmes complexes résilients en intégrant les caractéristiques liées à l’opérateur ou au contexte de l’activité que nous venons d’identifier. Nous retirons les caractéristiques qui ne sont pas pertinentes pour la conception des IHM et du système. A terme, cette démarche sera complétée avec d’autres analyses d’accidents ferroviaires afin de cerner <text:soft-page-break/>l’ensemble nécessaire et suffisant des caractéristiques pertinentes. Cette démarche complète les analyses de l’activité menées et ne s’y substitue pas.</text:p>
      <text:p text:style-name="P7">Ces caractéristiques du persona sont les suivantes :</text:p>
      <text:p text:style-name="P13"><text:span text:style-name="T4"> </text:span><text:span text:style-name="T12">Données personnelles: nom, prénom et date de naissance.</text:span></text:p>
      <text:p text:style-name="P13"><text:span text:style-name="T4"> </text:span><text:span text:style-name="T12">Données physiologiques : sexe, âge, poids, handicap.</text:span></text:p>
      <text:p text:style-name="P13"><text:span text:style-name="T4"> </text:span><text:span text:style-name="T12">Personnalité : objectifs personnels.</text:span></text:p>
      <text:p text:style-name="P13"><text:span text:style-name="T4"> </text:span><text:span text:style-name="T12">Socialité :<text:tab/>besoin<text:tab/>de<text:tab/>leadership,<text:tab/>influence<text:tab/>sociale, confiance, partage, don.</text:span></text:p>
      <text:p text:style-name="P13"><text:span text:style-name="T4"> </text:span><text:span text:style-name="T12">Formation, compétences, habiletés.</text:span></text:p>
      <text:p text:style-name="P13"><text:span text:style-name="T4"> </text:span><text:span text:style-name="T12">Contexte<text:tab/>de<text:tab/>l’activité :<text:tab/>propriétés<text:tab/>de<text:tab/>l’activité, contraintes de sécurité/réglementaires, respect/ violation des barrières, fréquence de violation des règles, niveau d’activité : novice/confirmé/expert.</text:span></text:p>
      <text:p text:style-name="P9">24</text:p>
      <text:p text:style-name="P13"><text:span text:style-name="T4"> </text:span><text:span text:style-name="T12">Charge de travail, vigilance : durée du poste, durée quotidienne de travail, caractère routinier de l’activité.</text:span></text:p>
      <text:p text:style-name="P7">Après cette identification des caractéristiques, nous les déclinons dans l’étude de cas afin de concevoir des IHM adaptées.</text:p>
      <text:p text:style-name="P3">ETUDE DE CAS</text:p>
      <text:p text:style-name="P7">Dans cette étude de cas, nous élaborons le persona d’un conducteur de train [fig. 2], Monsieur Patrick DAVIDSON, pour évaluer les impacts du persona sur la conception du système. Ce persona, esquissé dans cet article, pourra être enrichi par la suite des analyses des rapports d’enquête technique d’autres accidents pour regrouper l’ensemble des caractéristiques structurantes pour la conception des IHM.</text:p>
      <text:p text:style-name="P12">De l’analyse de l’accident à la conception du persona</text:p>
      <text:p text:style-name="P7">L’analyse de l’accident permet de mettre en évidence les points suivants relatifs au système sociotechnique :</text:p>
      <text:p text:style-name="P7">accroître sa résilience. Nous poursuivons en présentant les impacts sur les IHM.</text:p>
      <text:p text:style-name="P7">Le persona : Patrick DAVIDSON (personnage fictif)</text:p>
      <text:p text:style-name="P13"><text:span text:style-name="T4"> </text:span><text:span text:style-name="T12">Le système sociotechnique de référence, tel qu’il a été conçu, largement automatisé, et sans dispositif de</text:span></text:p>
      <text:p text:style-name="P7">Patrick DAVIDSON est conducteur</text:p>
      <text:p text:style-name="P7">communication personnel (la motrice du train date de</text:p>
      <text:p text:style-name="P7">de train depuis 30 ans. Après une</text:p>
      <text:p text:style-name="P7">1992) est différent du système sociotechnique réel</text:p>
      <text:p text:style-name="P13"><text:span text:style-name="T12">formation secondaire, il est entré puisqu’ilcyheamiinsoetrtieotnadesuitvéliépdheosnecsouprosrtadbules, à la fois</text:span></text:p>
      <text:p text:style-name="P13"><text:span text:style-name="T12">professiosnonier.ls Ielt epsetrsaoinsniedlse.venu conducteur de train, activité qui est la sienne</text:span></text:p>
      <text:p text:style-name="P13"><text:span text:style-name="T4"> </text:span><text:span text:style-name="T12">Il y a détournement de l’IHM et des procédures pour depuis 15 ans.</text:span></text:p>
      <text:p text:style-name="P7">rompre la solitude, l’ennui et la baisse de vigilance.</text:p>
      <text:p text:style-name="P7">À 52 ans, pesant plus de 80kg, il souffre de surpoids et</text:p>
      <text:p text:style-name="P13"><text:span text:style-name="T4"> </text:span><text:span text:style-name="T12">Le détournement est indépendant du contexte réel de prends des médicaments anticholestérolémiant. Il souffre</text:span></text:p>
      <text:p text:style-name="P7">l’activité, il n’y a pas de régulation entre la part consacrée</text:p>
      <text:p text:style-name="P7">de presbytie et porte des lunettes pour lire.</text:p>
      <text:p text:style-name="P7">à l’activité principale et celle consacrée à la double tâche.</text:p>
      <text:p text:style-name="P7">Patrick DAVIDSON est un homme ouvert, expansif,</text:p>
      <text:p text:style-name="P13"><text:span text:style-name="T4"> </text:span><text:span text:style-name="T12">La solution corrective privilégie le mode contrôlé au passionné par son travail. Il aime partager son</text:span></text:p>
      <text:p text:style-name="P7">dépend du mode régulé [14]. Cette solution basée sur</text:p>
      <text:p text:style-name="P7">enthousiasme avec d’autres personnes et rêve de devenir</text:p>
      <text:p text:style-name="P7">l’introduction d’une caméra dans la cabine du conducteur</text:p>
      <text:p text:style-name="P7">président de l’association ferrivophile de sa ville. Il est</text:p>
      <text:p text:style-name="P7">risque d’accentuer la méfiance, voire la défiance</text:p>
      <text:p text:style-name="P7">difficile à convaincre, peu sensible aux idées des autres et</text:p>
      <text:p text:style-name="P7">réciproque entre conducteurs de train et responsables de</text:p>
      <text:p text:style-name="P7">en fait un peu à sa tête. Patrick DAVIDSON est considéré</text:p>
      <text:p text:style-name="P7">l’entreprise, et, à ce titre, est contreproductive au regard</text:p>
      <text:p text:style-name="P7">par sa hiérarchie comme étant un professionnel confirmé.</text:p>
      <text:p text:style-name="P7">de la résilience du système sociotechnique.</text:p>
      <text:p text:style-name="P7">L’activité de conduite de train est largement automatisée– PSF1-, routinière et morcelée. Son temps de travail est de</text:p>
      <text:p text:style-name="P3">Élaboration du persona</text:p>
      <text:p text:style-name="P7">plus de 8h par jour, avec une prise de poste tôt le matin</text:p>
      <text:p text:style-name="P7">Nous poursuivons en élaborant le persona d’un conducteur</text:p>
      <text:p text:style-name="P7">avec des temps de repos. Patrick DAVIDSON est seul</text:p>
      <text:p text:style-name="P7">de train, pour mettre les caractéristiques structurantes à</text:p>
      <text:p text:style-name="P7">dans sa cabine et communique par la radio avec le chef de</text:p>
      <text:p text:style-name="P7">prendre en compte pour la conception des IHM. Les</text:p>
      <text:p text:style-name="P7">train et l’opérateur du poste de contrôle. Cette activité</text:p>
      <text:p text:style-name="P7">facteurs de performance du persona qui risquent d’affecter</text:p>
      <text:p text:style-name="P7">routinière –PSF2- et solitaire –PSF3- génère chez lui de</text:p>
      <text:p text:style-name="P13"><text:span text:style-name="T12">les fonctions de la résilience sont notés PSF (</text:span><text:span text:style-name="T3">Performance </text:span><text:span text:style-name="T12">l’ennui. Mais les exigences de sûreté implique une grande</text:span></text:p>
      <text:p text:style-name="P13"><text:span text:style-name="T3">Shaping Factors</text:span><text:span text:style-name="T12">) [20] et indicés dans la description du</text:span></text:p>
      <text:p text:style-name="P7">vigilance de sa part –PSF4-.</text:p>
      <text:p text:style-name="P7">persona. Ces facteurs de performance contribuent à une</text:p>
      <text:p text:style-name="P7">la résilience traitées.</text:p>
      <text:p text:style-name="P7">Pour chacune des sous-fonctions de la fonction « éviter »,</text:p>
      <text:p text:style-name="P7">Les<text:tab/>organismes<text:tab/>de<text:tab/>tutelle<text:tab/>ont</text:p>
      <text:p text:style-name="P7"><text:soft-page-break/>publié<text:tab/>des</text:p>
      <text:p text:style-name="P13"><text:span text:style-name="T12">règlemen</text:span><text:span text:style-name="T5">F</text:span><text:span text:style-name="T12">ts</text:span><text:span text:style-name="T5">igure 2. Exemple de persona fictif de conducteur de train. </text:span><text:span text:style-name="T12">meilleure compréhension de la situation par les opérateurs</text:span></text:p>
      <text:p text:style-name="P7">relatifs à l’usage de dispositifs électroniques dans le cadre</text:p>
      <text:p text:style-name="P7">et à la capacité de résilience du système sociotechnique</text:p>
      <text:p text:style-name="P7">de l’activité professionnelle, en particulier par les</text:p>
      <text:p text:style-name="P7">[18]. Ces facteurs sont repris dans chacune des fonctions de</text:p>
      <text:p text:style-name="P4">Fonction « éviter »</text:p>
      <text:p text:style-name="P7">conducteurs de train, dans l’activité de conduite.</text:p>
      <text:p text:style-name="P7">Pourtant Patrick DAVIDSON ne s’explique pas comment</text:p>
      <text:p text:style-name="P13"><text:span text:style-name="T5">Persona, r</text:span><text:span text:style-name="T12">i</text:span><text:span text:style-name="T5">é</text:span><text:span text:style-name="T12">l</text:span><text:span text:style-name="T5">sil</text:span><text:span text:style-name="T12">a</text:span><text:span text:style-name="T5">ien</text:span><text:span text:style-name="T12">p</text:span><text:span text:style-name="T5">c</text:span><text:span text:style-name="T12">u</text:span><text:span text:style-name="T5">e e</text:span><text:span text:style-name="T12">v</text:span><text:span text:style-name="T5">t</text:span><text:span text:style-name="T12">io</text:span><text:span text:style-name="T5">IH</text:span><text:span text:style-name="T12">le</text:span><text:span text:style-name="T5">M</text:span><text:span text:style-name="T12">r<text:tab/>une<text:tab/>barrière<text:tab/>symbolique<text:tab/>(feu<text:tab/>rouge) éléments de solution.</text:span></text:p>
      <text:p text:style-name="P13"><text:span text:style-name="T12">En reprenainnttelersdidsaenutxlefopnacstsioangse «suérvuitnerca»netotn«–aPdSapFt5e-r,»dedemême que</text:span></text:p>
      <text:p text:style-name="P13"><text:span text:style-name="T12">la résilienclea, rmèegtlteonisnterndiésvaindtenl’cuetiliesanlatcduunestéldéuphsoynsetèmpersonne</text:span><text:span text:style-name="T4"></text:span><text:span text:style-name="T12">l O–btenir une représentation de l’environnement ;</text:span></text:p>
      <text:p text:style-name="P13"><text:span text:style-name="T12">sociotechniPqSuFe6e-t apirnospioqsouenscdeellse éilnétmerednitssandtels’aocluctèisonà puonuer personne étrangère au service –PSF7-.<text:tab/></text:span><text:span text:style-name="T16"> </text:span><text:span text:style-name="T12">Il n’y a pas de représentation partagée de la situation</text:span></text:p>
      <text:p text:style-name="P7">Patrick<text:tab/>DAVIDSON<text:tab/>déplore<text:tab/>de<text:tab/>ne<text:tab/>pas<text:tab/>avoir<text:tab/>de représentation commune de la situation –PSF8- pour se coordonner et réguler leur activité, d’une part avec le chef de train, d’autre part avec le poste de contrôle.</text:p>
      <text:p text:style-name="P7">–PSF8- entre les différents acteurs (conducteur, chef</text:p>
      <text:p text:style-name="P9">25</text:p>
      <text:p text:style-name="P7">nous effectuons l’analyse suivante et proposons des</text:p>
      <text:p text:style-name="P7">de train, opérateur dans le poste de commandement), en conséquence, il n’y a pas de boucle de rétroaction et de régulation de l’activité.</text:p>
      <text:p text:style-name="P13"><text:span text:style-name="T16"></text:span><text:span text:style-name="T12">La solution consiste à donner une représentation partagée de la situation aux différents acteurs, en particulier en zone de danger de telle sorte qu’un risque qui ne serait pas perçu par l’un mais perçu par un autre soit identifié et déclenche les actions adéquates (cf. « Impacts sur les IHM »).</text:span></text:p>
      <text:p text:style-name="P13"><text:span text:style-name="T4"> </text:span><text:span text:style-name="T12">Obtenir une représentation de la dynamique du système ;</text:span></text:p>
      <text:p text:style-name="P13"><text:span text:style-name="T16"></text:span><text:span text:style-name="T12">Il n’y a pas de représentation partagée de la dynamique du système -PSF8- (le train franchit une barrière et entre en zone de danger).</text:span></text:p>
      <text:p text:style-name="P13"><text:span text:style-name="T16"></text:span><text:span text:style-name="T12">La solution consiste aussi à rendre manifeste à l’ensemble des acteurs la présence d’une barrière, et en cas de son franchissement, en avertir les acteurs, par le biais d’une IHM sonore, par exemple.</text:span></text:p>
      <text:p text:style-name="P13"><text:span text:style-name="T4"> </text:span><text:span text:style-name="T12">Identifier les états de l’environnement qui n’ont pas été envisagés ;</text:span></text:p>
      <text:p text:style-name="P13"><text:span text:style-name="T16"> </text:span><text:span text:style-name="T12">La violation de la barrière symbolique –PSF5- et un second dispositif de sécurité en série ne semblent pas avoir été envisagés.</text:span></text:p>
      <text:p text:style-name="P13"><text:span text:style-name="T16"></text:span><text:span text:style-name="T12">La solution consiste à renforcer la barrière, par exemple en obligeant de l’acquitter ou de la lever par un geste volontaire, </text:span><text:span text:style-name="T3">via </text:span><text:span text:style-name="T12">l’IHM adéquate, impliquant la vigilance du conducteur.</text:span></text:p>
      <text:p text:style-name="P13"><text:span text:style-name="T4"> </text:span><text:span text:style-name="T12">Évaluer les tendances instantanées et les dérives ;</text:span></text:p>
      <text:p text:style-name="P13"><text:span text:style-name="T16"></text:span><text:span text:style-name="T12">Les dérives ont été sous-estimées –PSF6-, -PSF7-, puisqu’il n’y eut aucun dispositif mis en place après les deux avertissements et l’enquête sur plusieurs conducteurs pour mesurer et éviter ces dérives.</text:span></text:p>
      <text:p text:style-name="P13"><text:span text:style-name="T16"></text:span><text:span text:style-name="T12">La solution consiste à analyser les origines des dérives afin de trouver une solution adaptée (cf. Fonction « adapter »).</text:span></text:p>
      <text:p text:style-name="P13"><text:span text:style-name="T4"> </text:span><text:span text:style-name="T12">Évaluer la distance, voire la proximité, du système par rapport aux zones de danger ;</text:span></text:p>
      <text:p text:style-name="P13"><text:span text:style-name="T16"> </text:span><text:span text:style-name="T12">Le seul moyen d’évaluer le risque d’accident résidait dans l’intervisibilité, ce qui est insuffisant dans la situation d’une voie unique, dans une courbe, à la sortie d’un tunnel.</text:span></text:p>
      <text:p text:style-name="P13"><text:span text:style-name="T16"></text:span><text:span text:style-name="T12">La solution consiste à montrer aux opérateurs la proximité du danger -PSF8-, par exemple en avertissant les deux conducteurs de trains et l’opérateur du poste de contrôle qu’il y a deux trains sur le même canton et déclencher un freinage d’urgence des trains circulant sur le même canton avant qu’il y ait intervisibilité. Cela peut être mis en œuvre par une solution de type réalité augmentée.</text:span></text:p>
      <text:p text:style-name="P4">Fonction « adapter »</text:p>
      <text:p text:style-name="P7">Pour chacune de ces sous-fonctions, nous effectuons l’analyse suivante et proposons des éléments de solution.</text:p>
      <text:p text:style-name="P13"><text:span text:style-name="T4"> </text:span><text:span text:style-name="T12">Permettre aux opérateurs de faire évoluer les procédures pour<text:tab/>prendre<text:tab/>en<text:tab/>compte<text:tab/>les<text:tab/>évolutions<text:tab/>de l’environnement.</text:span></text:p>
      <text:p text:style-name="P13"><text:span text:style-name="T16"></text:span><text:span text:style-name="T12">La proposition de correction s’appuie sur l’installation de caméra dans la cabine du conducteur, c’est-à-dire mettant en œuvre un mode contrôlé –PSF1- [14].</text:span></text:p>
      <text:p text:style-name="P13"><text:span text:style-name="T16"></text:span><text:span text:style-name="T12">La solution consiste à mettre en œuvre un mode régulé permettant aux opérateurs de contrer la monotonie de leur activité -PSF2- et la solitude - PSF3- qu’elle génère. Cela peut consister à mettre en place une double tâche adaptée et sensible au contexte.</text:span></text:p>
      <text:p text:style-name="P7">Cependant, en zone de danger (par exemple en cas d’entrée dans un canton à voie unique), le niveau de vigilance –PSF4- et les moyens de régulation entre opérateurs doivent être accrus, la double tâche réduite. Hors de la zone de danger, pour réduire l’ennui, la monotonie, et conserver le niveau de vigilance nécessaire à la conduite –PSF4-, une double tâche maintenant l’implication des opérateurs dans leur activité peut être mise en œuvre.</text:p>
      <text:p text:style-name="P4">Impacts sur les IHM</text:p>
      <text:p text:style-name="P7">Ces propositions ont des impacts sur l’architecture du système et en particulier sur l’IHM. En effet, dans la mesure où l’activité du conducteur est monotone et solitaire, la solution consistant à gérer la double tâche en fonction des exigences de vigilance de l’activité, lesquelles dépendent de la proximité de la zone de danger, cette solution nécessite de détecter la proximité du système par rapport à la zone de danger et de s’adapter à ce contexte en modulant les parts respectives de l’activité principale et de la double tâche. D’une part cette double tâche doit rompre l’ennui du conducteur et donc être <text:soft-page-break/>engageante afin qu’il puisse s’y impliquer. D’autre part, elle soit être sensible au contexte afin qu’en proximité de zone de danger elle disparaisse au profit de l’activité principale.</text:p>
      <text:p text:style-name="P7">Dans la même perspective, l’autre impact sur les IHM consiste à offrir aux différents acteurs une représentation partagée de la situation, ce qui peut se traduire par une copie sur la station de travail de l’opérateur du poste de contrôle ce de que voit le conducteur du train afin de favoriser aussi le mode régulé. Nous n’aurions pas une caméra braquée sur le conducteur, mais une caméra face à la voie permettant au conducteur et à l’opérateur du poste de contrôle de se coordonner. Une représentation partagée peut aussi profiter de solutions de type réalité augmentée. Ce sont autant d’aspects à considérer dans la conception ou le réaménagement des systèmes actuels.</text:p>
      <text:p text:style-name="P3">CONCLUSION</text:p>
      <text:p text:style-name="P7">Après l’état de l’art présentant la résilience et le persona, nous avons proposé une démarche basée sur le persona pour l’élaboration de profils de comportements humains adaptés</text:p>
      <text:p text:style-name="P9">26</text:p>
      <text:p text:style-name="P13"><text:span text:style-name="T12">aux systèmes complexes résilients. Son application sur l’étude de cas d’un accident de train nous permet d’identifier les solutions de conception pour les fonctions « éviter » et « adapter » de la résilience, et d’esquisser les impacts sur l’architecture et sur les IHM, </text:span><text:span text:style-name="T3">via </text:span><text:span text:style-name="T12">la proposition de personas, l’article se focalisant sur celui du persona d’un conducteur de train fictif agrégeant des caractéristiques structurantes et pertinentes pour la conception. Cette démarche est complémentaire des analyses de l’activité en prenant en compte l’influence de la vie privée et l’activité professionnelle.</text:span></text:p>
      <text:p text:style-name="P13"><text:span text:style-name="T12">Cette première étape sera complétée par d’autres travaux pour prendre en compte, dans la démarche de persona, l’environnement organisationnel et le rôle des différents acteurs (par exemple les superviseurs des postes de contrôles) dans une constellation de personas. Ces travaux enrichiront aussi les caractéristiques du persona en apportant une dimension de cognition collective en s’appuyant sur la notion de </text:span><text:span text:style-name="T3">dissonance engineering </text:span><text:span text:style-name="T12">[22] qui décrit<text:tab/>les<text:tab/>incohérences<text:tab/>et<text:tab/>contradictions<text:tab/>entre représentations cognitives.</text:span></text:p>
      <text:p text:style-name="P3">REFERENCES</text:p>
      <text:p text:style-name="P13"><text:span text:style-name="T12">1. Basnyat,S.,Palanque,P.,Schupp,B.&amp;Wright,P. Formal socio-technical barrier modelling for safety- critical interactive systems design. </text:span><text:span text:style-name="T3">Safety Science</text:span><text:span text:style-name="T12">, 45 (5), pp 545–565 (2007)</text:span></text:p>
      <text:p text:style-name="P13"><text:span text:style-name="T12">2. Brangier,E.,&amp;Bornet,C.Persona:Amethodto produce representations focused on consumers’ needs. In W. Karwowski, M. Soares &amp; N. Stanton (Eds.). </text:span><text:span text:style-name="T3">Human Factors and ergonomics in Consumer Product Design</text:span><text:span text:style-name="T12">. Taylor and Francis, 38-61 (2011)</text:span></text:p>
      <text:p text:style-name="P13"><text:span text:style-name="T12">3.<text:tab/>Broadbent, S. </text:span><text:span text:style-name="T3">Comprendre la complexité des usages</text:span><text:span text:style-name="T12">, site http://www.internetactu.net/2010/07/16/embrasser- la-complexite/ (2010)</text:span></text:p>
      <text:p text:style-name="P13"><text:span text:style-name="T12">4. Cahour,B.&amp;Lancry,A.Émotionsetactivités professionnelles et quotidiennes. </text:span><text:span text:style-name="T3">Le travail Humain</text:span><text:span text:style-name="T12">, 74 (2), 97-106 (2011)</text:span></text:p>
      <text:p text:style-name="P13"><text:span text:style-name="T12">5. Galara,D.Versunlangagedereprésentationdes schémas mentaux des exploitants de systèmes de production complexes et à risques. </text:span><text:span text:style-name="T3">Génie logiciel</text:span><text:span text:style-name="T12">, no 96, 11-21, (2011)</text:span></text:p>
      <text:p text:style-name="P13"><text:span text:style-name="T12">6.<text:tab/>Helmreich, R. &amp; Merritt, A. </text:span><text:span text:style-name="T3">Culture at work in aviation and medicine; national, organizational and professional influences</text:span><text:span text:style-name="T12">. Aldershot, Ashgate (1998)</text:span></text:p>
      <text:p text:style-name="P7">7. Hollnagel,E.Woods,D.D.&amp;Leveson,N.(eds.)</text:p>
      <text:p text:style-name="P5">Resilience engineering. Concepts and precepts.</text:p>
      <text:p text:style-name="P7">Ashgate, Hampshire, United Kingdom, (2006)</text:p>
      <text:p text:style-name="P13"><text:span text:style-name="T12">8. Idoughi,D.,Kolski,C.&amp;Seffah,A.DesignPrinciples of Web-based Services in Large-Scale e-Logistics Processes. </text:span><text:span text:style-name="T3">LSS2010 </text:span><text:span text:style-name="T12">(2010), July 12-14, Villeneuve d'Ascq (2010)</text:span></text:p>
      <text:p text:style-name="P7">9.</text:p>
      <text:p text:style-name="P13"><text:span text:style-name="T12">Idoughi, D. Seffah A. &amp; Kolski, C. Adding user experience into the interactive service design loop: a persona-based approach. </text:span><text:span text:style-name="T3">Behaviour &amp; Information Technology</text:span><text:span text:style-name="T12">, Volume 31, Issue 3, 287-303 (2012)</text:span></text:p>
      <text:p text:style-name="P9">27</text:p>
      <text:p text:style-name="P13"><text:span text:style-name="T12">10.Karsenty, L. Confiance interpersonnelle et communication de travail. Le cas de la relève de poste. </text:span><text:span text:style-name="T3">Le travail Humain</text:span><text:span text:style-name="T12">, 74 (2), 131-155, (2011)</text:span></text:p>
      <text:p text:style-name="P13"><text:span text:style-name="T12">11.Luzeaux, D., Ruault, J.-R. &amp; Wippler, J.-L. </text:span><text:span text:style-name="T3">Maîtrise de l'ingénierie des systèmes complexes et des systèmes de systèmes</text:span><text:span text:style-name="T12">. Hermès Science Publications (2011)</text:span></text:p>
      <text:p text:style-name="P13"><text:span text:style-name="T12">12. Meinadier, J-P. et Fiorèse, S. (eds.), </text:span><text:span text:style-name="T3">Découvrir et Comprendre l’Ingénierie Système</text:span><text:span text:style-name="T12">. Cépaduès (2012)</text:span></text:p>
      <text:p text:style-name="P13"><text:span text:style-name="T12">13.NTSB (National Transportation Safety Board) Accident report, </text:span><text:span text:style-name="T3">Collision of Metrolink Train 111 With Union Pacific Train LOF65-12, Chatsworth, California, September 12, 2008</text:span><text:span text:style-name="T12">, NTSB/RAR-10/01, PB2010- 916301 (2010)</text:span></text:p>
      <text:p text:style-name="P13"><text:span text:style-name="T12">14. Pariès, J. </text:span><text:span text:style-name="T3">De la fiabilité à la résilience ; Les nouveaux défis de la sécurité ? </text:span><text:span text:style-name="T12">Entretiens Jacques Cartier novembre 2010, Université de Grenoble Campus de Saint-Martin-d’Hères (2010) disponible sur le site : http://www.pacte.cnrs.fr/IMG/pdf_Paries_De_la_fiabilit e_a_la_resilience.pdf</text:span></text:p>
      <text:p text:style-name="P13"><text:span text:style-name="T12">15.Pruitt, J. &amp; Adlin, T. </text:span><text:span text:style-name="T3">The Persona Lifecycle: Keeping People in Mind Throughout Product Design</text:span><text:span text:style-name="T12">. Morgan Kaufmann; 1 edition (2006)</text:span></text:p>
      <text:p text:style-name="P13"><text:span text:style-name="T12">16.Ruault, J.-R. Convergence entre cas d'utilisation (OOSE) et notion de tâches. </text:span><text:span text:style-name="T3">9èmes Journées francophones sur l'Interaction Homme-Machine (IHM'97)</text:span><text:span text:style-name="T12">, Poitiers, septembre (1997)</text:span></text:p>
      <text:p text:style-name="P13"><text:span text:style-name="T12">17.Ruault, J.-R., Luzeaux, D., Colas, C., Sarron, J.-C. Résilience des systèmes sociotechniques Application à l'ingénierie système. </text:span><text:span text:style-name="T3">Génie logiciel</text:span><text:span text:style-name="T12">, 96, 40-52 (2011)</text:span></text:p>
      <text:p text:style-name="P13"><text:span text:style-name="T12">18.Ruault, J.-R., Vanderhaegen, F., Luzeaux, D., Sociotechnical systems resilience. </text:span><text:span text:style-name="T3">22nd Annual INCOSE International Symposium</text:span><text:span text:style-name="T12">, Rome (2012)</text:span></text:p>
      <text:p text:style-name="P13"><text:span text:style-name="T12">19.Seffah, A., Kolski, C. &amp; Idoughi, D. Persona comme outil de design de services interactifs: principes et exemple en e-maintenance. </text:span><text:span text:style-name="T3">IHM '09 Proceedings of the 21st International Conference on Association Francophone d'Interaction Homme-Machine </text:span><text:span text:style-name="T12">(2009)</text:span></text:p>
      <text:p text:style-name="P13"><text:span text:style-name="T12">20. Swain, A. D. &amp; Guttmann, H. E. </text:span><text:span text:style-name="T3">Handbook on Human Reliability Analysis with Emphasis on Nuclear Power Plant Application</text:span><text:span text:style-name="T12">. NUREG/CR-1278. SAND 80-0200 RX, AN. Final Report, (1983)</text:span></text:p>
      <text:p text:style-name="P13"><text:soft-page-break/><text:span text:style-name="T12">21.Vanderhaegen, F., </text:span><text:span text:style-name="T13">Analyse et contrôle de l’erreur humaine</text:span><text:span text:style-name="T12">. Hermès-Lavoisier (2003)</text:span></text:p>
      <text:p text:style-name="P13"><text:span text:style-name="T12">22.Vanderhaegen, F. Dissonance engineering for risk analysis: a theoretical framework. </text:span><text:span text:style-name="T3">Workshop on Risk Management in Life Critical Systems</text:span><text:span text:style-name="T12">, March 14-16, 2012, Florida Institute of Technology, USA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Regular" svg:font-family="Wingdings-Regular"/>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9T11:09:26</meta:creation-date>
    <dc:date>2012-11-19T11:10:07</dc:date>
    <meta:editing-duration>PT41S</meta:editing-duration>
    <meta:editing-cycles>1</meta:editing-cycles>
    <meta:generator>LibreOffice/3.4$Unix LibreOffice_project/340m1$Build-502</meta:generator>
    <meta:document-statistic meta:table-count="0" meta:image-count="0" meta:object-count="0" meta:page-count="8" meta:paragraph-count="231" meta:word-count="6329" meta:character-count="42130" meta:non-whitespace-character-count="36043"/>
    <meta:user-defined meta:name="Info 1"/>
    <meta:user-defined meta:name="Info 2"/>
    <meta:user-defined meta:name="Info 3"/>
    <meta:user-defined meta:name="Info 4"/>
  </office:meta>
</office:document-meta>
</file>